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2b5e68" officeooo:paragraph-rsid="002b5e68"/>
    </style:style>
    <style:style style:name="P5" style:family="paragraph" style:parent-style-name="Table_20_Contents">
      <style:text-properties officeooo:rsid="002d3944" officeooo:paragraph-rsid="002d3944"/>
    </style:style>
    <style:style style:name="P6" style:family="paragraph" style:parent-style-name="Table">
      <style:text-properties fo:font-size="6pt" style:font-size-asian="5.25pt" style:font-size-complex="6pt"/>
    </style:style>
    <style:style style:name="P7" style:family="paragraph" style:parent-style-name="Table">
      <style:text-properties officeooo:rsid="0005a0f7"/>
    </style:style>
    <style:style style:name="P8" style:family="paragraph" style:parent-style-name="Footer">
      <style:text-properties officeooo:rsid="00042183" officeooo:paragraph-rsid="00042183"/>
    </style:style>
    <style:style style:name="P9" style:family="paragraph" style:parent-style-name="Text_20_body">
      <style:text-properties officeooo:rsid="00254b45" officeooo:paragraph-rsid="00254b45"/>
    </style:style>
    <style:style style:name="P10" style:family="paragraph" style:parent-style-name="Text_20_body">
      <style:text-properties officeooo:rsid="0008fc5d" officeooo:paragraph-rsid="002b5e68"/>
    </style:style>
    <style:style style:name="P11" style:family="paragraph" style:parent-style-name="Text_20_body">
      <style:text-properties officeooo:rsid="0008fc5d" officeooo:paragraph-rsid="000a1d82"/>
    </style:style>
    <style:style style:name="P12" style:family="paragraph" style:parent-style-name="Text_20_body">
      <style:text-properties officeooo:rsid="002a370c" officeooo:paragraph-rsid="002a370c"/>
    </style:style>
    <style:style style:name="P13" style:family="paragraph" style:parent-style-name="Text_20_body">
      <style:text-properties officeooo:rsid="0019c44f" officeooo:paragraph-rsid="0019c44f"/>
    </style:style>
    <style:style style:name="P14" style:family="paragraph" style:parent-style-name="Text_20_body">
      <style:paragraph-properties fo:text-align="center" style:justify-single-word="false"/>
      <style:text-properties officeooo:rsid="00042183" officeooo:paragraph-rsid="00042183"/>
    </style:style>
    <style:style style:name="P15" style:family="paragraph" style:parent-style-name="Text_20_body">
      <style:text-properties officeooo:rsid="0005a0f7" officeooo:paragraph-rsid="0005a0f7"/>
    </style:style>
    <style:style style:name="P16" style:family="paragraph" style:parent-style-name="Text_20_body">
      <style:text-properties officeooo:rsid="0107ff72" officeooo:paragraph-rsid="00086784"/>
    </style:style>
    <style:style style:name="P17" style:family="paragraph" style:parent-style-name="Text_20_body">
      <style:text-properties officeooo:rsid="0108ec9f" officeooo:paragraph-rsid="00086784"/>
    </style:style>
    <style:style style:name="P18" style:family="paragraph" style:parent-style-name="Text_20_body">
      <style:text-properties officeooo:rsid="000afe7d" officeooo:paragraph-rsid="000afe7d"/>
    </style:style>
    <style:style style:name="P19" style:family="paragraph" style:parent-style-name="Text_20_body">
      <style:text-properties officeooo:rsid="000afe7d" officeooo:paragraph-rsid="002b5e68"/>
    </style:style>
    <style:style style:name="P20" style:family="paragraph" style:parent-style-name="Text_20_body">
      <style:text-properties officeooo:rsid="000cf2ed" officeooo:paragraph-rsid="000cf2ed"/>
    </style:style>
    <style:style style:name="P21" style:family="paragraph" style:parent-style-name="Text_20_body">
      <style:text-properties officeooo:rsid="000e07c3" officeooo:paragraph-rsid="000e07c3"/>
    </style:style>
    <style:style style:name="P22" style:family="paragraph" style:parent-style-name="Text_20_body">
      <style:text-properties officeooo:rsid="000fc42d" officeooo:paragraph-rsid="000fc42d"/>
    </style:style>
    <style:style style:name="P23" style:family="paragraph" style:parent-style-name="Text_20_body">
      <style:text-properties officeooo:rsid="0009471c" officeooo:paragraph-rsid="0009471c"/>
    </style:style>
    <style:style style:name="P24" style:family="paragraph" style:parent-style-name="Text_20_body">
      <style:text-properties officeooo:rsid="00143cbb" officeooo:paragraph-rsid="00143cbb"/>
    </style:style>
    <style:style style:name="P25" style:family="paragraph" style:parent-style-name="Text_20_body">
      <style:text-properties officeooo:rsid="00112bcc" officeooo:paragraph-rsid="00112bcc"/>
    </style:style>
    <style:style style:name="P26" style:family="paragraph" style:parent-style-name="Text_20_body">
      <style:text-properties officeooo:rsid="0018e8a1" officeooo:paragraph-rsid="0018e8a1"/>
    </style:style>
    <style:style style:name="P27" style:family="paragraph" style:parent-style-name="Text_20_body">
      <style:text-properties officeooo:rsid="00186dce" officeooo:paragraph-rsid="001b1286"/>
    </style:style>
    <style:style style:name="P28" style:family="paragraph" style:parent-style-name="Text_20_body">
      <style:text-properties officeooo:rsid="0019d8f6" officeooo:paragraph-rsid="0019d8f6"/>
    </style:style>
    <style:style style:name="P29" style:family="paragraph" style:parent-style-name="Text_20_body">
      <style:text-properties officeooo:rsid="001b1286" officeooo:paragraph-rsid="001b1286"/>
    </style:style>
    <style:style style:name="P30" style:family="paragraph" style:parent-style-name="Text_20_body">
      <style:text-properties officeooo:rsid="001cf298" officeooo:paragraph-rsid="001cf298"/>
    </style:style>
    <style:style style:name="P31" style:family="paragraph" style:parent-style-name="Text_20_body">
      <style:text-properties officeooo:rsid="001e55d5" officeooo:paragraph-rsid="001e55d5"/>
    </style:style>
    <style:style style:name="P32" style:family="paragraph" style:parent-style-name="Text_20_body">
      <style:text-properties officeooo:rsid="00201ffd" officeooo:paragraph-rsid="00201ffd"/>
    </style:style>
    <style:style style:name="P33" style:family="paragraph" style:parent-style-name="Text_20_body">
      <style:text-properties officeooo:rsid="00219bf2" officeooo:paragraph-rsid="00219bf2"/>
    </style:style>
    <style:style style:name="P34" style:family="paragraph" style:parent-style-name="Text_20_body">
      <style:text-properties officeooo:rsid="0023f341" officeooo:paragraph-rsid="0023f341"/>
    </style:style>
    <style:style style:name="P35" style:family="paragraph" style:parent-style-name="Text_20_body">
      <style:text-properties officeooo:rsid="0025bb45" officeooo:paragraph-rsid="0025bb45"/>
    </style:style>
    <style:style style:name="P36" style:family="paragraph" style:parent-style-name="Text_20_body">
      <style:text-properties officeooo:rsid="00086784" officeooo:paragraph-rsid="00280ba1"/>
    </style:style>
    <style:style style:name="P37" style:family="paragraph" style:parent-style-name="Standard">
      <style:paragraph-properties fo:text-align="center" style:justify-single-word="false"/>
    </style:style>
    <style:style style:name="P38" style:family="paragraph" style:parent-style-name="Title">
      <style:text-properties style:use-window-font-color="true"/>
    </style:style>
    <style:style style:name="P39" style:family="paragraph" style:parent-style-name="Title">
      <style:text-properties officeooo:rsid="00086784" officeooo:paragraph-rsid="00086784"/>
    </style:style>
    <style:style style:name="P40" style:family="paragraph" style:parent-style-name="Table_20_Heading">
      <style:text-properties officeooo:rsid="0005a0f7" officeooo:paragraph-rsid="0005a0f7"/>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Standard" style:list-style-name="L1">
      <style:text-properties officeooo:paragraph-rsid="00086784"/>
    </style:style>
    <style:style style:name="P44" style:family="paragraph" style:parent-style-name="Standard" style:list-style-name="L1">
      <style:text-properties officeooo:rsid="00219bf2" officeooo:paragraph-rsid="00219bf2"/>
    </style:style>
    <style:style style:name="P45" style:family="paragraph" style:parent-style-name="Text_20_body">
      <style:text-properties officeooo:paragraph-rsid="00086784"/>
    </style:style>
    <style:style style:name="P46" style:family="paragraph" style:parent-style-name="Text_20_body">
      <style:text-properties officeooo:rsid="0031ff1e" officeooo:paragraph-rsid="0031ff1e"/>
    </style:style>
    <style:style style:name="P47" style:family="paragraph" style:parent-style-name="Text_20_body" style:list-style-name="L2">
      <style:text-properties officeooo:rsid="0031ff1e" officeooo:paragraph-rsid="0031ff1e"/>
    </style:style>
    <style:style style:name="P48" style:family="paragraph" style:parent-style-name="Text_20_body">
      <style:text-properties officeooo:rsid="0032c465" officeooo:paragraph-rsid="0032c465"/>
    </style:style>
    <style:style style:name="P49" style:family="paragraph" style:parent-style-name="Text_20_body" style:list-style-name="L3">
      <style:text-properties officeooo:rsid="0032c465" officeooo:paragraph-rsid="0032c465"/>
    </style:style>
    <style:style style:name="P50" style:family="paragraph" style:parent-style-name="Text_20_body">
      <style:text-properties officeooo:rsid="00342029" officeooo:paragraph-rsid="00342029"/>
    </style:style>
    <style:style style:name="P51" style:family="paragraph" style:parent-style-name="Text_20_body" style:list-style-name="L4">
      <style:text-properties officeooo:rsid="00342029" officeooo:paragraph-rsid="00342029"/>
    </style:style>
    <style:style style:name="P52" style:family="paragraph" style:parent-style-name="Text_20_body" style:list-style-name="L2">
      <style:text-properties officeooo:rsid="00361fe3" officeooo:paragraph-rsid="00361fe3"/>
    </style:style>
    <style:style style:name="P53" style:family="paragraph" style:parent-style-name="Text_20_body" style:list-style-name="L2">
      <style:text-properties officeooo:rsid="003667d1" officeooo:paragraph-rsid="003667d1"/>
    </style:style>
    <style:style style:name="P54" style:family="paragraph" style:parent-style-name="Text_20_body" style:list-style-name="L3">
      <style:text-properties officeooo:rsid="003667d1" officeooo:paragraph-rsid="003667d1"/>
    </style:style>
    <style:style style:name="P55" style:family="paragraph" style:parent-style-name="Text_20_body">
      <style:text-properties officeooo:rsid="003667d1" officeooo:paragraph-rsid="003667d1"/>
    </style:style>
    <style:style style:name="P56" style:family="paragraph" style:parent-style-name="Text_20_body" style:list-style-name="L5">
      <style:text-properties officeooo:rsid="003667d1" officeooo:paragraph-rsid="003667d1"/>
    </style:style>
    <style:style style:name="P57" style:family="paragraph" style:parent-style-name="Heading_20_1">
      <style:text-properties officeooo:rsid="0005a0f7" officeooo:paragraph-rsid="0005a0f7"/>
    </style:style>
    <style:style style:name="P58" style:family="paragraph" style:parent-style-name="Heading_20_1">
      <style:text-properties officeooo:rsid="00086784" officeooo:paragraph-rsid="00086784"/>
    </style:style>
    <style:style style:name="P59" style:family="paragraph" style:parent-style-name="Heading_20_1">
      <style:paragraph-properties fo:margin-left="0cm" fo:margin-right="0cm" fo:text-indent="-0.762cm" style:auto-text-indent="false" fo:break-before="page"/>
      <style:text-properties officeooo:paragraph-rsid="0005a0f7"/>
    </style:style>
    <style:style style:name="P60" style:family="paragraph" style:parent-style-name="Heading_20_1">
      <style:paragraph-properties fo:break-before="page"/>
      <style:text-properties officeooo:rsid="0005a0f7" officeooo:paragraph-rsid="0005a0f7"/>
    </style:style>
    <style:style style:name="P61" style:family="paragraph" style:parent-style-name="Heading_20_2">
      <style:text-properties officeooo:rsid="0005a0f7" officeooo:paragraph-rsid="0005a0f7"/>
    </style:style>
    <style:style style:name="P62" style:family="paragraph" style:parent-style-name="Heading_20_2">
      <style:text-properties officeooo:rsid="00086784" officeooo:paragraph-rsid="00086784"/>
    </style:style>
    <style:style style:name="T1" style:family="text">
      <style:text-properties officeooo:rsid="002d3944"/>
    </style:style>
    <style:style style:name="T2" style:family="text">
      <style:text-properties officeooo:rsid="002b5e68"/>
    </style:style>
    <style:style style:name="T3" style:family="text">
      <style:text-properties officeooo:rsid="00186dce"/>
    </style:style>
    <style:style style:name="T4" style:family="text">
      <style:text-properties officeooo:rsid="00219bf2"/>
    </style:style>
    <style:style style:name="T5" style:family="text">
      <style:text-properties officeooo:rsid="00086784"/>
    </style:style>
    <style:style style:name="T6" style:family="text">
      <style:text-properties officeooo:rsid="000a1d82"/>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0da90d"/>
    </style:style>
    <style:style style:name="T9" style:family="text">
      <style:text-properties officeooo:rsid="00104ce6"/>
    </style:style>
    <style:style style:name="T10" style:family="text">
      <style:text-properties officeooo:rsid="001325cb"/>
    </style:style>
    <style:style style:name="T11" style:family="text">
      <style:text-properties officeooo:rsid="0013e843"/>
    </style:style>
    <style:style style:name="T12" style:family="text">
      <style:text-properties officeooo:rsid="00158c41"/>
    </style:style>
    <style:style style:name="T13" style:family="text">
      <style:text-properties officeooo:rsid="0017753e"/>
    </style:style>
    <style:style style:name="T14" style:family="text">
      <style:text-properties officeooo:rsid="0019d8f6"/>
    </style:style>
    <style:style style:name="T15" style:family="text">
      <style:text-properties officeooo:rsid="001b1286"/>
    </style:style>
    <style:style style:name="T16" style:family="text">
      <style:text-properties officeooo:rsid="001cf298"/>
    </style:style>
    <style:style style:name="T17" style:family="text">
      <style:text-properties officeooo:rsid="001fb9e6"/>
    </style:style>
    <style:style style:name="T18" style:family="text">
      <style:text-properties officeooo:rsid="0022ff95"/>
    </style:style>
    <style:style style:name="T19" style:family="text">
      <style:text-properties officeooo:rsid="0026eb45"/>
    </style:style>
    <style:style style:name="T20" style:family="text">
      <style:text-properties officeooo:rsid="002933ab"/>
    </style:style>
    <style:style style:name="T21" style:family="text">
      <style:text-properties officeooo:rsid="002f0d5a"/>
    </style:style>
    <style:style style:name="T22" style:family="text">
      <style:text-properties officeooo:rsid="003667d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
      <text:p text:style-name="P37"/>
      <text:p text:style-name="P37"/>
      <text:p text:style-name="P37"/>
      <text:p text:style-name="P37"/>
      <text:p text:style-name="P37"/>
      <text:p text:style-name="P37"/>
      <text:p text:style-name="P37"/>
      <text:p text:style-name="P37"/>
      <text:p text:style-name="P37"/>
      <text:p text:style-name="P37"/>
      <text:p text:style-name="P38">SVM Schüler Verwaltung Metzenthin</text:p>
      <text:p text:style-name="P14"/>
      <text:p text:style-name="P39">Testkonzept</text:p>
      <text:p text:style-name="P14"/>
      <text:p text:style-name="P14"/>
      <text:p text:style-name="P14">Martin Schraner</text:p>
      <text:p text:style-name="P14">Hans Stamm</text:p>
      <text:h text:style-name="P59" text:outline-level="1" text:is-list-header="true"><text:bookmark-start text:name="__RefHeading__620_1351969843"/>Änderungsgeschichte<text:bookmark-end text:name="__RefHeading__620_1351969843"/></text:h>
      <text:p text:style-name="P1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0">Datum</text:p>
          </table:table-cell>
          <table:table-cell table:style-name="Tabelle1.A1" office:value-type="string">
            <text:p text:style-name="P40">Version</text:p>
          </table:table-cell>
          <table:table-cell table:style-name="Tabelle1.A1" office:value-type="string">
            <text:p text:style-name="P40">Änderung</text:p>
          </table:table-cell>
          <table:table-cell table:style-name="Tabelle1.D1" office:value-type="string">
            <text:p text:style-name="P40">Autor</text:p>
          </table:table-cell>
        </table:table-row>
        <table:table-row>
          <table:table-cell table:style-name="Tabelle1.A2" office:value-type="string">
            <text:p text:style-name="P3"><text:span text:style-name="T5">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04.07.2015</text:p>
          </table:table-cell>
          <table:table-cell table:style-name="Tabelle1.A2" office:value-type="string">
            <text:p text:style-name="P4">0.11</text:p>
          </table:table-cell>
          <table:table-cell table:style-name="Tabelle1.A2" office:value-type="string">
            <text:p text:style-name="P4">Ergänzung Strategie</text:p>
          </table:table-cell>
          <table:table-cell table:style-name="Tabelle1.D2" office:value-type="string">
            <text:p text:style-name="P4">Hans Stamm</text:p>
          </table:table-cell>
        </table:table-row>
        <table:table-row>
          <table:table-cell table:style-name="Tabelle1.A2" office:value-type="string">
            <text:p text:style-name="P5">13.08.2015</text:p>
          </table:table-cell>
          <table:table-cell table:style-name="Tabelle1.A2" office:value-type="string">
            <text:p text:style-name="P5">0.9</text:p>
          </table:table-cell>
          <table:table-cell table:style-name="Tabelle1.A2" office:value-type="string">
            <text:p text:style-name="P5">Reviewbereit</text:p>
          </table:table-cell>
          <table:table-cell table:style-name="Tabelle1.D2" office:value-type="string">
            <text:p text:style-name="P5">Hans Stamm / Martin Schraner</text:p>
          </table:table-cell>
        </table:table-row>
      </table:table>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620_1351969843" text:style-name="Index_20_Link" text:visited-style-name="Index_20_Link"><text:s/>Änderungsgeschichte<text:tab/>2</text:a></text:p>
          <text:p text:style-name="P41"><text:a xlink:type="simple" xlink:href="#__RefHeading__586_1351969843" text:style-name="Index_20_Link" text:visited-style-name="Index_20_Link">1 Einführung<text:tab/>4</text:a></text:p>
          <text:p text:style-name="P42"><text:a xlink:type="simple" xlink:href="#__RefHeading__588_1351969843" text:style-name="Index_20_Link" text:visited-style-name="Index_20_Link">1.1 Zweck und Abgrenzung<text:tab/>4</text:a></text:p>
          <text:p text:style-name="P42"><text:a xlink:type="simple" xlink:href="#__RefHeading__590_1351969843" text:style-name="Index_20_Link" text:visited-style-name="Index_20_Link">1.2 Gültigkeitsbereich<text:tab/>4</text:a></text:p>
          <text:p text:style-name="P42"><text:a xlink:type="simple" xlink:href="#__RefHeading__592_1351969843" text:style-name="Index_20_Link" text:visited-style-name="Index_20_Link">1.3 Referenzdokumente<text:tab/>4</text:a></text:p>
          <text:p text:style-name="P41"><text:a xlink:type="simple" xlink:href="#__RefHeading__596_1351969843" text:style-name="Index_20_Link" text:visited-style-name="Index_20_Link">2 Systemübersicht<text:tab/>4</text:a></text:p>
          <text:p text:style-name="P41"><text:a xlink:type="simple" xlink:href="#__RefHeading__598_1351969843" text:style-name="Index_20_Link" text:visited-style-name="Index_20_Link">3 Risikoanalyse<text:tab/>4</text:a></text:p>
          <text:p text:style-name="P42"><text:a xlink:type="simple" xlink:href="#__RefHeading__336_1769537256" text:style-name="Index_20_Link" text:visited-style-name="Index_20_Link">3.1 Risiken<text:tab/>4</text:a></text:p>
          <text:p text:style-name="P42"><text:a xlink:type="simple" xlink:href="#__RefHeading__338_1769537256" text:style-name="Index_20_Link" text:visited-style-name="Index_20_Link">3.2 Risikofaktoren<text:tab/>4</text:a></text:p>
          <text:p text:style-name="P42"><text:a xlink:type="simple" xlink:href="#__RefHeading__340_1769537256" text:style-name="Index_20_Link" text:visited-style-name="Index_20_Link">3.3 Produktstruktur und Risiken<text:tab/>5</text:a></text:p>
          <text:p text:style-name="P41"><text:a xlink:type="simple" xlink:href="#__RefHeading__600_1351969843" text:style-name="Index_20_Link" text:visited-style-name="Index_20_Link">4 Strategie<text:tab/>5</text:a></text:p>
          <text:p text:style-name="P42"><text:a xlink:type="simple" xlink:href="#__RefHeading__342_1769537256" text:style-name="Index_20_Link" text:visited-style-name="Index_20_Link">4.1 Für Reviews<text:tab/>5</text:a></text:p>
          <text:p text:style-name="P42"><text:a xlink:type="simple" xlink:href="#__RefHeading__344_1769537256" text:style-name="Index_20_Link" text:visited-style-name="Index_20_Link">4.2 Für Integration<text:tab/>5</text:a></text:p>
          <text:p text:style-name="P42"><text:a xlink:type="simple" xlink:href="#__RefHeading__346_1769537256" text:style-name="Index_20_Link" text:visited-style-name="Index_20_Link">4.3 Für Tests<text:tab/>5</text:a></text:p>
          <text:p text:style-name="P41"><text:a xlink:type="simple" xlink:href="#__RefHeading__612_1351969843" text:style-name="Index_20_Link" text:visited-style-name="Index_20_Link">5 Prüfungen<text:tab/>6</text:a></text:p>
          <text:p text:style-name="P42"><text:a xlink:type="simple" xlink:href="#__RefHeading__348_1769537256" text:style-name="Index_20_Link" text:visited-style-name="Index_20_Link">5.1 Prüfgegenstände<text:tab/>6</text:a></text:p>
          <text:p text:style-name="P42"><text:a xlink:type="simple" xlink:href="#__RefHeading__350_1769537256" text:style-name="Index_20_Link" text:visited-style-name="Index_20_Link">5.2 Prüfverfahren und Prüfdimensionen<text:tab/>6</text:a></text:p>
          <text:p text:style-name="P42"><text:a xlink:type="simple" xlink:href="#__RefHeading__352_1769537256" text:style-name="Index_20_Link" text:visited-style-name="Index_20_Link">5.3 Abdeckungsgrade<text:tab/>6</text:a></text:p>
          <text:p text:style-name="P42"><text:a xlink:type="simple" xlink:href="#__RefHeading__354_1769537256" text:style-name="Index_20_Link" text:visited-style-name="Index_20_Link">5.4 Abnahmekriterien<text:tab/>7</text:a></text:p>
          <text:p text:style-name="P41"><text:a xlink:type="simple" xlink:href="#__RefHeading__614_1351969843" text:style-name="Index_20_Link" text:visited-style-name="Index_20_Link">6 Testinfrastruktur<text:tab/>7</text:a></text:p>
          <text:p text:style-name="P42"><text:a xlink:type="simple" xlink:href="#__RefHeading__356_1769537256" text:style-name="Index_20_Link" text:visited-style-name="Index_20_Link">6.1 Grundsätzliche Überlegungen<text:tab/>7</text:a></text:p>
          <text:p text:style-name="P42"><text:a xlink:type="simple" xlink:href="#__RefHeading__358_1769537256" text:style-name="Index_20_Link" text:visited-style-name="Index_20_Link">6.2 Testumgebungen, Testgeschirr<text:tab/>7</text:a></text:p>
          <text:p text:style-name="P42"><text:a xlink:type="simple" xlink:href="#__RefHeading__360_1769537256" text:style-name="Index_20_Link" text:visited-style-name="Index_20_Link">6.3 Anforderungen an Testmittel<text:tab/>7</text:a></text:p>
          <text:p text:style-name="P42"><text:a xlink:type="simple" xlink:href="#__RefHeading__362_1769537256" text:style-name="Index_20_Link" text:visited-style-name="Index_20_Link">6.4 Anforderungen an Testdaten<text:tab/>7</text:a></text:p>
          <text:p text:style-name="P41"><text:a xlink:type="simple" xlink:href="#__RefHeading__616_1351969843" text:style-name="Index_20_Link" text:visited-style-name="Index_20_Link">7 Testnachweise<text:tab/>8</text:a></text:p>
          <text:p text:style-name="P42"><text:a xlink:type="simple" xlink:href="#__RefHeading__364_1769537256" text:style-name="Index_20_Link" text:visited-style-name="Index_20_Link">7.1 Dokumente<text:tab/>8</text:a></text:p>
          <text:p text:style-name="P42"><text:a xlink:type="simple" xlink:href="#__RefHeading__366_1769537256" text:style-name="Index_20_Link" text:visited-style-name="Index_20_Link">7.2 Metriken<text:tab/>8</text:a></text:p>
          <text:p text:style-name="P41"><text:soft-page-break/><text:a xlink:type="simple" xlink:href="#__RefHeading__618_1351969843" text:style-name="Index_20_Link" text:visited-style-name="Index_20_Link">8 Prozesse<text:tab/>8</text:a></text:p>
          <text:p text:style-name="P42"><text:a xlink:type="simple" xlink:href="#__RefHeading__368_1769537256" text:style-name="Index_20_Link" text:visited-style-name="Index_20_Link">8.1 Reviews<text:tab/>8</text:a></text:p>
          <text:p text:style-name="P42"><text:a xlink:type="simple" xlink:href="#__RefHeading__370_1769537256" text:style-name="Index_20_Link" text:visited-style-name="Index_20_Link">8.2 Tests<text:tab/>8</text:a></text:p>
          <text:p text:style-name="P42"><text:a xlink:type="simple" xlink:href="#__RefHeading__372_1769537256" text:style-name="Index_20_Link" text:visited-style-name="Index_20_Link">8.3 Fehler erfassen und verfolgen<text:tab/>8</text:a></text:p>
        </text:index-body>
      </text:table-of-content>
      <text:p text:style-name="P15"/>
      <text:h text:style-name="P60" text:outline-level="1" text:restart-numbering="true" text:start-value="-1"><text:bookmark-start text:name="__RefHeading__586_1351969843"/>Einführung<text:bookmark-end text:name="__RefHeading__586_1351969843"/></text:h>
      <text:h text:style-name="P61" text:outline-level="2"><text:bookmark-start text:name="__RefHeading__588_1351969843"/>Zweck <text:span text:style-name="T5">und Abgrenzung</text:span><text:bookmark-end text:name="__RefHeading__588_1351969843"/></text:h>
      <text:p text:style-name="P17">Dieses Dokument gibt einen Überblick über das Testen der zu entwickelnden Software SVM (Schüler-Verwaltung Metzenthin).</text:p>
      <text:h text:style-name="P61"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61" text:outline-level="2"><text:bookmark-start text:name="__RefHeading__592_1351969843"/>Referenz<text:span text:style-name="T5">dokumente</text:span><text:bookmark-end text:name="__RefHeading__592_1351969843"/></text:h>
      <text:p text:style-name="P16">Nachfolgend werden die Dokumente aufgeführt, welche von diesem Dokument referenziert werden.</text:p>
      <text:list xml:id="list5733422015566037200" text:style-name="L1">
        <text:list-item>
          <text:p text:style-name="P43"><text:span text:style-name="T4">doc/01_Projektplant/</text:span>SVM_Projektplan</text:p>
        </text:list-item>
        <text:list-item>
          <text:p text:style-name="P43"><text:span text:style-name="T4">doc/12_Analyse/</text:span>SVM_<text:span text:style-name="T5">Anforderungsspezifikation</text:span></text:p>
        </text:list-item>
        <text:list-item>
          <text:p text:style-name="P44">doc/14_Qualitaetsmanagement/SVM_Iterationsassessment</text:p>
        </text:list-item>
      </text:list>
      <text:h text:style-name="P57" text:outline-level="1"><text:bookmark-start text:name="__RefHeading__596_1351969843"/>Systemübersicht<text:bookmark-end text:name="__RefHeading__596_1351969843"/></text:h>
      <text:p text:style-name="P36">Eine Übersicht über das System ist in Kapitel 2 des Dokuments <text:span text:style-name="T4">doc/12_Analyse/</text:span>SVM_Anforderungsspezifikation zu finden.</text:p>
      <text:h text:style-name="P58" text:outline-level="1"><text:bookmark-start text:name="__RefHeading__598_1351969843"/>Risikoanalyse<text:bookmark-end text:name="__RefHeading__598_1351969843"/></text:h>
      <text:p text:style-name="P45"/>
      <text:p text:style-name="P46">Fehlende Erfahrung mit JPA / Hibernate</text:p>
      <text:list xml:id="list4033937000466586452" text:style-name="L2">
        <text:list-item>
          <text:p text:style-name="P47">Unittests</text:p>
        </text:list-item>
        <text:list-item>
          <text:p text:style-name="P47">Datenerfassen/löschen im GUI (z.T. anderes Verhalten als in Unittests, wo man eine geschützte Umgebung hat) ink. kontrollieren der Datenbank</text:p>
        </text:list-item>
        <text:list-item>
          <text:p text:style-name="P47">Mehrnutzer-Tests (Test von Funktionalität von optimistischem Locking bei konkurrierenden Zugriffen)</text:p>
        </text:list-item>
        <text:list-item>
          <text:p text:style-name="P52">Keine inkonsistenten oder verwaiste Daten</text:p>
        </text:list-item>
        <text:list-item>
          <text:p text:style-name="P53">Korrektes Fehlerhandling</text:p>
        </text:list-item>
      </text:list>
      <text:p text:style-name="P48"><text:soft-page-break/>Fehlende Erfahrung mit GUI-Entwicklung / Handling vieler Fenster und Dialoge</text:p>
      <text:list xml:id="list3956791471215910405" text:style-name="L3">
        <text:list-item>
          <text:p text:style-name="P49">Testen, <text:span text:style-name="T22">dass alle</text:span> Navigation<text:span text:style-name="T22">spfade funktionieren</text:span></text:p>
        </text:list-item>
        <text:list-item>
          <text:p text:style-name="P49">Testen der Funktionalität von Eingabemasken</text:p>
        </text:list-item>
        <text:list-item>
          <text:p text:style-name="P49">Testen der Fehleranzeige bei ungültigen Eingaben</text:p>
        </text:list-item>
        <text:list-item>
          <text:p text:style-name="P49">Korrekte Anzeige der Daten in Tabellen (Refresh nach Modifikation von Daten )</text:p>
        </text:list-item>
        <text:list-item>
          <text:p text:style-name="P54">Korrektes Fehlerhandling</text:p>
        </text:list-item>
        <text:list-item>
          <text:p text:style-name="P54">Enablen/Disablen von Buttons</text:p>
        </text:list-item>
      </text:list>
      <text:p text:style-name="P50">Fehlende Erfahrung bei Erstellung und Bearbeitung von Word-Dokumenten aus Java</text:p>
      <text:list xml:id="list4080104052319528166" text:style-name="L4">
        <text:list-item>
          <text:p text:style-name="P51">Darstellung der Daten im erzeugten Word-Dokument</text:p>
        </text:list-item>
      </text:list>
      <text:p text:style-name="P55">Die Implementierung von neuer Funktionalität beeinträchtigt früher implementierte Funktionen</text:p>
      <text:list xml:id="list2463127821561499425" text:style-name="L5">
        <text:list-item>
          <text:p text:style-name="P56">Regressionstests</text:p>
        </text:list-item>
      </text:list>
      <text:p text:style-name="P45"/>
      <text:h text:style-name="P62" text:outline-level="2"><text:bookmark-start text:name="__RefHeading__336_1769537256"/>Risiken<text:bookmark-end text:name="__RefHeading__336_1769537256"/></text:h>
      <text:p text:style-name="P9">Ein besonderes Augenmerk muss auf die Benutzerschnittstelle und die Datenhaltung geworfen werden. Damit steht und fällt die Applikation.</text:p>
      <text:h text:style-name="P62" text:outline-level="2"><text:bookmark-start text:name="__RefHeading__338_1769537256"/>Risikofaktoren<text:bookmark-end text:name="__RefHeading__338_1769537256"/></text:h>
      <text:p text:style-name="P9">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62" text:outline-level="2"><text:bookmark-start text:name="__RefHeading__340_1769537256"/>Produktstruktur und Risiken<text:bookmark-end text:name="__RefHeading__340_1769537256"/></text:h>
      <text:p text:style-name="P35">Wie bereits erwähnt ist die Benutzerschnittstelle und die Datenhaltung von besonderem Interesse.</text:p>
      <text:h text:style-name="P58"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1">Die Team-Mitglieder treffen sich einmal wöchentlich zu einem gemeinsamen Arbeitstag. An diesen Treffen werden die Arbeitsergebnisse der letzten Woche besprochen und reviewt. Es wird <text:soft-page-break/>abgemacht, welche Arbeitsergebnisse (Dokumente, wichtige, zentrale Code-Teile, etc.) durch das <text:span text:style-name="T11">jeweils </text:span>andere Team-Mitglied <text:span text:style-name="T6">in der Folgewoche </text:span>speziell überprüft werden müssen.</text:p>
      <text:p text:style-name="P34">In Code-Reviews soll neben der Korrektheit auch die Wart- und Testbarkeit der Programmteile überprüft werden.</text:p>
      <text:h text:style-name="P62" text:outline-level="2"><text:bookmark-start text:name="__RefHeading__344_1769537256"/>Für Integration<text:bookmark-end text:name="__RefHeading__344_1769537256"/></text:h>
      <text:p text:style-name="P10">Die Realisierung wird nach der agilen Vorgehensweise Scrum durchgeführt. Am Ende eines Sprints werden die Testfälle für die umgesetzten Stories <text:span text:style-name="T6">bzw. Anwendungsfälle </text:span>erarbeitet <text:span text:style-name="T11">und im Rahmen eines Integrationstests durchgeführt</text:span>. Allfällig gefundene <text:span text:style-name="T11">Fehler und Unschönheiten</text:span> <text:span text:style-name="T11">werden nach Möglichkeit sofort gelöst. Reicht die Zeit für die Behebung des Problems nicht mehr, wird ein Defect erfasst und ein</text:span> Product Backlog-<text:span text:style-name="T11">Item erstellt</text:span>. Der Product Owner entscheidet dann, ob <text:span text:style-name="T11">das Problem</text:span> <text:span text:style-name="T11">im</text:span> Folgesprint <text:span text:style-name="T11">gelöst werden soll</text:span>.</text:p>
      <text:p text:style-name="P23">Werden in einem Sprint Programmteile stark überarbeitet, werden betroffene, ausgewählte Testfälle aus den vorherigen Sprints <text:span text:style-name="T20">ein weiteres Mal </text:span>als Regressionstest <text:span text:style-name="T20">durchgeführt</text:span>.</text:p>
      <text:h text:style-name="P62" text:outline-level="2"><text:bookmark-start text:name="__RefHeading__346_1769537256"/>Für Tests<text:bookmark-end text:name="__RefHeading__346_1769537256"/></text:h>
      <text:p text:style-name="P19">Für die entwickelten Programmteile (Klassen, Komponenten) werden während der Entwicklung Unittests (JUnit) erstellt. <text:span text:style-name="T2">Hauptfokus haben der Persistence- und der Domain-Layer. Die Persistence-Klassen werden mit einer lokalen Testdatenbank getestet, während die Domain-Klassen-Tests die Businesslogik prüfen. In der Regel kann die Businesslogik ohne Datenbank geprüft werden.</text:span></text:p>
      <text:p text:style-name="P19"><text:span text:style-name="T2">Die Unittests</text:span> werden durch den Entwickler regelmässig durchgeführt, mindestens vor dem Einchecken von grösseren Erweiterungen oder Anpassungen. Ausserdem <text:span text:style-name="T20">wurde ein</text:span> Jenkins Continuous Integration Job aufgesetzt. Einmal täglich wird das im Git-Repository eingecheckte Produkt geb<text:span text:style-name="T20">u</text:span>ildet und die Unittests werden durchgeführt.</text:p>
      <text:p text:style-name="P18">Weitere Anmerkungen siehe Kapitel <text:span text:style-name="T7"><text:bookmark-ref text:reference-format="number" text:ref-name="__RefHeading__344_1769537256">4.2</text:bookmark-ref></text:span><text:span text:style-name="T7"> </text:span><text:span text:style-name="T7"><text:bookmark-ref text:reference-format="text" text:ref-name="__RefHeading__344_1769537256">Für Integration</text:bookmark-ref></text:span>.</text:p>
      <text:p text:style-name="P20">Nach der Realisierungsphase <text:span text:style-name="T8">ist</text:span> ein Systemtest vorgesehen. Es werden nochmals die in den Sprints umgesetzten Anwendungsfälle auf ihr Zusammenwirken geprüft.</text:p>
      <text:h text:style-name="P58" text:outline-level="1"><text:bookmark-start text:name="__RefHeading__612_1351969843"/>Prüfungen<text:bookmark-end text:name="__RefHeading__612_1351969843"/></text:h>
      <text:h text:style-name="P62" text:outline-level="2"><text:bookmark-start text:name="__RefHeading__348_1769537256"/>Prüfgegenstände<text:bookmark-end text:name="__RefHeading__348_1769537256"/></text:h>
      <text:p text:style-name="P20">Prüfgegenstand ist das System (Applikation) „SVM“.</text:p>
      <text:h text:style-name="P62" text:outline-level="2"><text:bookmark-start text:name="__RefHeading__350_1769537256"/><text:soft-page-break/>Prüfverfahren und Prüfdimensionen<text:bookmark-end text:name="__RefHeading__350_1769537256"/></text:h>
      <text:p text:style-name="P21">Während der Entwicklung werden die Programmteile und Klassen mittels Unittests auf Programmfehler und Funktionstüchtigkeit geprüft.</text:p>
      <text:p text:style-name="P21">Am Ende eines Sprints <text:span text:style-name="T18">bzw. spätestens im Folgesprint </text:span>werden die erarbeiteten Testfälle durchgeführt. Die umgesetzten Anwendungsfälle werden auf die Erfüllung der Anforderungen geprüft.</text:p>
      <text:p text:style-name="P22">Nach <text:span text:style-name="T21">Abschluss</text:span> der Realisierung<text:span text:style-name="T10">sphase</text:span> wird im Systemtest das Zusammenspiel der Anwendungsfälle geprüft. <text:span text:style-name="T21">Vor der Auslieferung wird mit dem Kunden ein Abnahmetest durchgeführt.</text:span></text:p>
      <text:p text:style-name="P12">Security-Tests sind keine notwendig, da der Datenzugriff ausschliesslich über das gesicherte, interne Netzwerk erfolgt.</text:p>
      <text:p text:style-name="P12">Performance-Tests werden im Rahmen des Systemtests durchgeführt (siehe nicht funktionale Anforderungen im Dokument SVM_Anforderungsspezifikation).</text:p>
      <text:h text:style-name="P62" text:outline-level="2"><text:bookmark-start text:name="__RefHeading__352_1769537256"/>Abdeckungsgrade<text:bookmark-end text:name="__RefHeading__352_1769537256"/></text:h>
      <text:p text:style-name="P24">Die Unittests sollen vor allem wichtige und zentrale Programmteile prüfen. Die Abdeckung der Unittests wird regelmässig durch die Entwickler auf dem Jenkins CI Server überprüft. Wenn nötig werden die Testfälle ergänzt. <text:span text:style-name="T12">GUI-Komponenten (Panels und Controls) werden nicht durch Unittests abgedeckt. Diese werden durch die Abarbeitung der Testfälle für die Sprint-Abnahme geprüft.</text:span></text:p>
      <text:p text:style-name="P22">Die <text:span text:style-name="T12">erarbeiteten </text:span>Testfälle <text:span text:style-name="T12">für die Sprint-Abnahme</text:span> sollen positive und negative Funktionstests abdecken.</text:p>
      <text:p text:style-name="P22">Mit der Durchführung der Testfälle mit dem GUI wird die Usability geprüft. Alle Dateneingabefelder sind auf <text:span text:style-name="T9">korrektes Abfangen von Fehleingaben zu prüfen. Wo nötig sind die Grenzwerte speziell zu prüfen.</text:span></text:p>
      <text:h text:style-name="P62" text:outline-level="2"><text:bookmark-start text:name="__RefHeading__354_1769537256"/>Abnahmekriterien<text:bookmark-end text:name="__RefHeading__354_1769537256"/></text:h>
      <text:p text:style-name="P25">Umgesetzte Anwendungsfälle gelten am Ende eines Sprints als abgenommen, wenn die definierten Testfälle erfolgreich durchgeführt w<text:span text:style-name="T20">urden</text:span>. Allfällige Fehler oder Unschönheiten werden dem Product Owner zuhanden des Product Backlog gemeldet.</text:p>
      <text:h text:style-name="P58" text:outline-level="1"><text:bookmark-start text:name="__RefHeading__614_1351969843"/><text:soft-page-break/>Testinfrastruktur<text:bookmark-end text:name="__RefHeading__614_1351969843"/></text:h>
      <text:h text:style-name="P62" text:outline-level="2"><text:bookmark-start text:name="__RefHeading__356_1769537256"/>Grundsätzliche Überlegungen<text:bookmark-end text:name="__RefHeading__356_1769537256"/></text:h>
      <text:p text:style-name="P27"><text:span text:style-name="T15">Für die Durchführung der Tests sind die</text:span> Applikation, <text:span text:style-name="T15">der installierte und gestartete MySQL-Server</text:span> <text:span text:style-name="T15">mit der aufgesetzten </text:span>Datenbank <text:span text:style-name="T15">und eine Java Runtime Umgebung (Version 7)</text:span> notwendig.</text:p>
      <text:h text:style-name="P62" text:outline-level="2"><text:bookmark-start text:name="__RefHeading__358_1769537256"/>Testumgebungen, Testgeschirr<text:bookmark-end text:name="__RefHeading__358_1769537256"/></text:h>
      <text:p text:style-name="P24">Die Unittests werden in der Entwicklungsumgebung <text:span text:style-name="T14">implementiert</text:span> und durchgeführt. Die Durchführung erfolgt durch den Entwickler und zusätzlich während des täglichen Builds auf dem Jenkins <text:span text:style-name="T13">CI</text:span> Server. <text:span text:style-name="T13">In der Entwicklungsumgebung und auf dem Jenkins CI Server wird mit einer lokal aufgesetzten MySQL-Datenbank gearbeitet. Für die Sprint-Abnahmetests wird die Entwicklungsumgebung verwendet. Es wird ebenfalls eine lokale MySQL-Datenbank dafür verwendet.</text:span></text:p>
      <text:h text:style-name="P62" text:outline-level="2"><text:bookmark-start text:name="__RefHeading__360_1769537256"/>Anforderungen an Testmittel<text:bookmark-end text:name="__RefHeading__360_1769537256"/></text:h>
      <text:p text:style-name="P28">Die Unittests werden mittels JUnit implementiert und automatisiert durchgeführt.</text:p>
      <text:p text:style-name="P28">Die weiteren Testfälle werden manuell abgearbeitet.</text:p>
      <text:p text:style-name="P29">Es werden keine weiteren <text:span text:style-name="T16">die Tests </text:span>unterstützende Tools eingesetzt.</text:p>
      <text:h text:style-name="P62" text:outline-level="2"><text:bookmark-start text:name="__RefHeading__362_1769537256"/>Anforderungen an Testdaten<text:bookmark-end text:name="__RefHeading__362_1769537256"/></text:h>
      <text:p text:style-name="P26">Je nach <text:span text:style-name="T14">den zu testenden </text:span>Anwendungsfällen wird mit einer <text:span text:style-name="T4">anfangs</text:span> leeren Datenbank gearbeitet, oder es wird ein Basisbestand <text:span text:style-name="T19">mit synthetischen</text:span> Daten bereitgestellt, der vor der Testdurchführung geladen wird.</text:p>
      <text:h text:style-name="P58" text:outline-level="1"><text:bookmark-start text:name="__RefHeading__616_1351969843"/>Testnachweise<text:bookmark-end text:name="__RefHeading__616_1351969843"/></text:h>
      <text:h text:style-name="P62" text:outline-level="2"><text:bookmark-start text:name="__RefHeading__364_1769537256"/>Dokumente<text:bookmark-end text:name="__RefHeading__364_1769537256"/></text:h>
      <text:p text:style-name="P13"><text:span text:style-name="T3">Die Testfälle sind in Spreadsheets unter dem Projektverzeichnis doc/14_Qualitaetsmanagement/ dokumentiert. </text:span>Die Durchführung der Testfälle werden in<text:span text:style-name="T3"> Testprotokolle</text:span>n <text:span text:style-name="T3">ebenfalls in Spreadsheets festgehalten.</text:span></text:p>
      <text:h text:style-name="P62" text:outline-level="2"><text:bookmark-start text:name="__RefHeading__366_1769537256"/>Metriken<text:bookmark-end text:name="__RefHeading__366_1769537256"/></text:h>
      <text:p text:style-name="P30">Die Auswertung der Testabdeckung der Unittests wird regelmässig durch die Entwickler auf dem <text:soft-page-break/>Jenkins CI Server konsultiert. Falls festgestellt wird, dass wichtige Programmteile ungenügend abgedeckt sind, werden entsprechende Unittests ergänzt.</text:p>
      <text:p text:style-name="P31">Die spezifizierten Testfälle <text:span text:style-name="T20">sollen</text:span> während einer Testdurchführung zu 100 % durchgeführt werden. Wird während der Durchführung festgestellt, dass <text:span text:style-name="T17">mehr</text:span> als <text:span text:style-name="T17">2</text:span>0 % der Testfälle nicht korrekt durchgeführt werden können, sind entsprechende Massnahmen <text:span text:style-name="T17">zur Stabilisierung des Systems </text:span>zusammen mit dem Product Owner einzuleiten.</text:p>
      <text:h text:style-name="P58" text:outline-level="1"><text:bookmark-start text:name="__RefHeading__618_1351969843"/>Prozesse<text:bookmark-end text:name="__RefHeading__618_1351969843"/></text:h>
      <text:h text:style-name="P62" text:outline-level="2"><text:bookmark-start text:name="__RefHeading__368_1769537256"/>Reviews<text:bookmark-end text:name="__RefHeading__368_1769537256"/></text:h>
      <text:p text:style-name="P32">Wie in Kapitel <text:span text:style-name="T7"><text:bookmark-ref text:reference-format="chapter" text:ref-name="__RefHeading__342_1769537256">4.1</text:bookmark-ref></text:span><text:span text:style-name="T7"> </text:span><text:span text:style-name="T7"><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62" text:outline-level="2"><text:bookmark-start text:name="__RefHeading__370_1769537256"/>Tests<text:bookmark-end text:name="__RefHeading__370_1769537256"/></text:h>
      <text:p text:style-name="P33">Während der Realisierungsphase werden die in den Sprints erarbeiteten Testfälle am Ende des Sprints oder spätestens im Folgesprint durchgeführt und protokolliert.</text:p>
      <text:h text:style-name="P62" text:outline-level="2"><text:bookmark-start text:name="__RefHeading__372_1769537256"/>Fehler erfassen und verfolgen<text:bookmark-end text:name="__RefHeading__372_1769537256"/></text:h>
      <text:p text:style-name="P33"><text:span text:style-name="T20">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3">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2d394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9</text:page-number> von <text:page-count>9</text:page-count></text:p>
            </table:table-cell>
          </table:table-row>
        </table:table>
        <text:p text:style-name="MP3"/>
      </style:header>
      <style:footer>
        <text:p text:style-name="MP4">Dokument: <text:file-name text:display="name">SVM_Testkonzept</text:file-name><text:tab/>Version: 0.<text:span text:style-name="MT1">9</text:span><text:tab/>Datum: <text:date style:data-style-name="N36" text:date-value="2015-08-20T20:27:15.776331857">20.08.2015</text:date></text:p>
        <text:p text:style-name="MP4"><text:tab/>Status: <text:span text:style-name="MT1">reviewbere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20T20:27:15.659097378</dc:date>
    <meta:editing-duration>PT3H54M18S</meta:editing-duration>
    <meta:editing-cycles>48</meta:editing-cycles>
    <meta:document-statistic meta:table-count="2" meta:image-count="0" meta:object-count="0" meta:page-count="9" meta:paragraph-count="146" meta:word-count="1327" meta:character-count="10223" meta:non-whitespace-character-count="9086"/>
  </office:meta>
</office:document-meta>
</file>